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21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X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float" office:value="0.5" table:style-name="ce10">
            <text:p>0-Jan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X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X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X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X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X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9">
            <text:p>X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X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X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9">
            <text:p>X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X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9">
            <text:p>X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RCC RCCD</meta:initial-creator>
    <dc:creator>Janaye Jackson</dc:creator>
    <meta:creation-date>2017-01-25T10:21:36Z</meta:creation-date>
    <dc:date>2022-02-02T23:11:21Z</dc:date>
    <meta:editing-cycles>12</meta:editing-cycles>
    <meta:editing-duration>PT3915S</meta:editing-duration>
  </office:meta>
</office:document-meta>
</file>